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Default" style:family="paragraph">
      <style:paragraph-properties fo:text-align="center"/>
      <style:text-properties style:font-name="Calibri" style:font-name-complex="Calibri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1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15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16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17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18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19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20" style:parent-style-name="Default" style:list-style-name="LFO1" style:family="paragraph">
      <style:text-properties style:font-name="Calibri" style:font-name-complex="Calibri" fo:font-size="11pt" style:font-size-asian="11pt" style:font-size-complex="11pt"/>
    </style:style>
    <style:style style:name="P2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22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4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2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26" style:parent-style-name="DefaultParagraphFont" style:family="text">
      <style:text-properties style:font-name-complex="Calibri" fo:font-weight="bold" style:font-weight-asian="bold" style:font-weight-complex="bold"/>
    </style:style>
    <style:style style:name="T27" style:parent-style-name="DefaultParagraphFont" style:family="text">
      <style:text-properties style:font-name-complex="Calibri"/>
    </style:style>
    <style:style style:name="T28" style:parent-style-name="DefaultParagraphFont" style:family="text">
      <style:text-properties style:font-name-complex="Calibri"/>
    </style:style>
    <style:style style:name="P29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0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1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35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3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37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3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4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3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44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4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6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47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48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49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P53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P54" style:parent-style-name="Default" style:family="paragraph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P55" style:parent-style-name="Default" style:family="paragraph">
      <style:text-properties style:font-name="Calibri" style:font-name-complex="Calibri" fo:font-size="11pt" style:font-size-asian="11pt" style:font-size-complex="11pt"/>
    </style:style>
    <style:style style:name="T56" style:parent-style-name="DefaultParagraphFont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57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8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59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0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1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2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3" style:parent-style-name="DefaultParagraphFont" style:family="text">
      <style:text-properties style:font-name="Calibri" style:font-name-complex="Calibri" fo:font-size="11pt" style:font-size-asian="11pt" style:font-size-complex="11pt"/>
    </style:style>
    <style:style style:name="T64" style:parent-style-name="DefaultParagraphFont" style:family="text">
      <style:text-properties style:font-name="Calibri" style:font-name-complex="Calibri" fo:font-size="11pt" style:font-size-asian="11pt" style:font-size-complex="11pt"/>
    </style:style>
  </office:automatic-styles>
  <office:body>
    <office:text text:use-soft-page-breaks="true">
      <text:p text:style-name="P1">Advance Excel Assignment –<text:s/>5</text:p>
      <text:p text:style-name="P2"/>
      <text:p text:style-name="P3"/>
      <text:p text:style-name="P4">Q1.<text:s/>How many types of conditions are available in conditional formatting on Excel?</text:p>
      <text:p text:style-name="P5"/>
      <text:p text:style-name="Default"><text:span text:style-name="T6">Ans: -</text:span><text:span text:style-name="T7"><text:s/></text:span><text:span text:style-name="T8">There are many types of conditions available, s</text:span><text:span text:style-name="T9">ome of the<text:s/></text:span><text:span text:style-name="T10">most used</text:span><text:span text:style-name="T11"><text:s/>types of conditions<text:s/></text:span><text:span text:style-name="T12">are</text:span><text:span text:style-name="T13">:</text:span><text:span text:style-name="T14"><text:s/>-</text:span></text:p>
      <text:list text:style-name="LFO1" text:continue-numbering="true">
        <text:list-item>
          <text:p text:style-name="P15">Highlight Cells Rules</text:p>
        </text:list-item>
        <text:list-item>
          <text:p text:style-name="P16">Top/Bottom Rules</text:p>
        </text:list-item>
        <text:list-item>
          <text:p text:style-name="P17">Data Bars</text:p>
        </text:list-item>
        <text:list-item>
          <text:p text:style-name="P18">Color Scales</text:p>
        </text:list-item>
        <text:list-item>
          <text:p text:style-name="P19">Icon Sets</text:p>
        </text:list-item>
        <text:list-item>
          <text:p text:style-name="P20">Conditional Formatting Rules Manager</text:p>
        </text:list-item>
      </text:list>
      <text:p text:style-name="P21"/>
      <text:p text:style-name="P22"/>
      <text:p text:style-name="Default"><text:span text:style-name="T23">Q2.<text:s/></text:span><text:span text:style-name="T24">How to insert border in Excel with Format Cells dialog?</text:span></text:p>
      <text:p text:style-name="P25"/>
      <text:p text:style-name="Normal"><text:span text:style-name="T26">Ans: -</text:span><text:span text:style-name="T27"><text:s/></text:span><text:span text:style-name="T28">After selecting the cell(s), press Ctrl + Shift + 7 to apply a default border style to the cells.</text:span></text:p>
      <text:p text:style-name="P29"/>
      <text:p text:style-name="P30">Q3.<text:s/>How to Format Numbers as Currency in Excel?</text:p>
      <text:p text:style-name="P31"/>
      <text:p text:style-name="Default"><text:span text:style-name="T32">Ans: -</text:span><text:span text:style-name="T33"><text:s/></text:span><text:span text:style-name="T34">We</text:span><text:span text:style-name="T35"><text:s/>can use the Currency button in the Number group on the Home tab of the ribbon to quickly apply currency formatting to selected cells.</text:span></text:p>
      <text:p text:style-name="P36"/>
      <text:p text:style-name="P37">Q4.<text:s/>What are the steps to format numbers in Excel with the Percent style?<text:s/></text:p>
      <text:p text:style-name="P38"/>
      <text:p text:style-name="Default"><text:span text:style-name="T39">Ans: -</text:span><text:span text:style-name="T40"><text:s/></text:span><text:span text:style-name="T41">Steps: -<text:s/></text:span><text:span text:style-name="T42">1. Select the cell or range of cells that you want to format.</text:span></text:p>
      <text:p text:style-name="P43">2. Click on the Home tab in the ribbon.</text:p>
      <text:p text:style-name="Default"><text:span text:style-name="T44">3. In the Number group, click on the Percent Style button. This will apply the default percentage format to the selected cells.</text:span></text:p>
      <text:p text:style-name="P45"/>
      <text:p text:style-name="P46"/>
      <text:p text:style-name="P47">Q5.<text:s/>What is a shortcut to merge two or more cells in excel?</text:p>
      <text:p text:style-name="P48"/>
      <text:p text:style-name="Default"><text:span text:style-name="T49">Ans: -</text:span><text:span text:style-name="T50"><text:s/></text:span><text:span text:style-name="T51">To merge two or more cells, highlight them and then press the following keys at the same time: ALT H+M+M</text:span><text:span text:style-name="T52">.</text:span></text:p>
      <text:p text:style-name="P53"/>
      <text:p text:style-name="P54">Q6.<text:s/>How do you use text commands in Excel?</text:p>
      <text:p text:style-name="P55"/>
      <text:p text:style-name="Default"><text:span text:style-name="T56">Ans: -</text:span><text:span text:style-name="T57"><text:s/></text:span><text:span text:style-name="T58">By<text:s/></text:span><text:span text:style-name="T59">Select</text:span><text:span text:style-name="T60">ing</text:span><text:span text:style-name="T61"><text:s/>the column, or range where<text:s/></text:span><text:span text:style-name="T62">we</text:span><text:span text:style-name="T63">'ll be putting the values, then use CTRL+1 to bring up the Format &gt; Cells dialog and on the Number tab select Text</text:span><text:span text:style-name="T64">.</text:span></text:p>
      <text:p text:style-name="Default"/>
      <text:p text:style-name="Default"/>
      <text:p text:style-name="Default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imes New Roman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m Narayan</meta:initial-creator>
    <dc:creator>Ram Narayan</dc:creator>
    <meta:creation-date>2023-04-23T07:47:00Z</meta:creation-date>
    <dc:date>2023-04-23T09:40:00Z</dc:date>
    <meta:template xlink:href="Normal" xlink:type="simple"/>
    <meta:editing-cycles>4</meta:editing-cycles>
    <meta:editing-duration>PT1740S</meta:editing-duration>
    <meta:user-defined meta:name="GrammarlyDocumentId">da788351f317a335bad096ce8f2cbefe4b5869e20caab9caa0a81835da04a6a8</meta:user-defined>
    <meta:document-statistic meta:page-count="1" meta:paragraph-count="2" meta:word-count="209" meta:character-count="1399" meta:row-count="9" meta:non-whitespace-character-count="1192"/>
  </office:meta>
</office:document-meta>
</file>